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3.3506in" style:use-optimal-column-width="false"/>
    </style:style>
    <style:style style:name="TableColumn4" style:family="table-column">
      <style:table-column-properties style:column-width="3.35in" style:use-optimal-column-width="false"/>
    </style:style>
    <style:style style:name="Table2" style:family="table">
      <style:table-properties style:width="6.7006in" fo:margin-left="-0.0104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style:font-name="Courier New"/>
    </style:style>
    <style:style style:name="TableCell8" style:family="table-cell">
      <style:table-cell-properties fo:border="0.0208in double #000000" style:border-line-width="0.0069in 0.0069in 0.0069in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Courier New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999999" fo:border-bottom="0.0034in solid #999999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Courier New"/>
    </style:style>
    <style:style style:name="TableCell13" style:family="table-cell">
      <style:table-cell-properties fo:border-top="none" fo:border-left="0.0034in solid #999999" fo:border-bottom="0.0034in solid #999999" fo:border-right="0.0034in solid #999999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Courier New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999999" fo:border-bottom="0.0034in solid #999999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Courier New"/>
    </style:style>
    <style:style style:name="TableCell18" style:family="table-cell">
      <style:table-cell-properties fo:border-top="none" fo:border-left="0.0034in solid #999999" fo:border-bottom="0.0034in solid #999999" fo:border-right="0.0034in solid #999999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Courier New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999999" fo:border-bottom="0.0034in solid #999999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Courier New"/>
    </style:style>
    <style:style style:name="TableCell23" style:family="table-cell">
      <style:table-cell-properties fo:border-top="none" fo:border-left="0.0034in solid #999999" fo:border-bottom="0.0034in solid #999999" fo:border-right="0.0034in solid #999999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Courier New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999999" fo:border-bottom="0.0034in solid #999999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999999" fo:border-bottom="0.0034in solid #999999" fo:border-right="0.0034in solid #999999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Courier New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999999" fo:border-bottom="0.0034in solid #999999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Courier New"/>
    </style:style>
    <style:style style:name="TableCell32" style:family="table-cell">
      <style:table-cell-properties fo:border-top="none" fo:border-left="0.0034in solid #999999" fo:border-bottom="0.0034in solid #999999" fo:border-right="0.0034in solid #999999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Courier New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999999" fo:border-bottom="0.0034in solid #999999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Courier New"/>
    </style:style>
    <style:style style:name="TableCell37" style:family="table-cell">
      <style:table-cell-properties fo:border-top="none" fo:border-left="0.0034in solid #999999" fo:border-bottom="0.0034in solid #999999" fo:border-right="0.0034in solid #999999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Courier New" fo:language="en" fo:country="US"/>
    </style:style>
    <style:style style:name="P39" style:parent-style-name="TableContents" style:family="paragraph">
      <style:text-properties style:font-name="Courier New" fo:language="en" fo:country="U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999999" fo:border-bottom="0.0034in solid #999999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Courier New" fo:language="en" fo:country="US"/>
    </style:style>
    <style:style style:name="TableCell43" style:family="table-cell">
      <style:table-cell-properties fo:border-top="none" fo:border-left="0.0034in solid #999999" fo:border-bottom="0.0034in solid #999999" fo:border-right="0.0034in solid #999999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Courier New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999999" fo:border-bottom="0.0034in solid #999999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Courier New"/>
    </style:style>
    <style:style style:name="TableCell48" style:family="table-cell">
      <style:table-cell-properties fo:border-top="none" fo:border-left="0.0034in solid #999999" fo:border-bottom="0.0034in solid #999999" fo:border-right="0.0034in solid #999999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Courier New" fo:language="en" fo:country="US"/>
    </style:style>
    <style:style style:name="P50" style:parent-style-name="TableContents" style:family="paragraph">
      <style:text-properties style:font-name="Courier New" fo:language="en" fo:country="US"/>
    </style:style>
    <style:style style:name="P51" style:parent-style-name="TableContents" style:family="paragraph">
      <style:text-properties style:font-name="Courier New" fo:language="en" fo:country="US"/>
    </style:style>
    <style:style style:name="P52" style:parent-style-name="TableContents" style:family="paragraph">
      <style:text-properties style:font-name="Courier New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999999" fo:border-bottom="0.0034in solid #999999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Courier New" fo:language="en" fo:country="US"/>
    </style:style>
    <style:style style:name="P56" style:parent-style-name="TableContents" style:family="paragraph">
      <style:text-properties style:font-name="Courier New" fo:language="en" fo:country="US"/>
    </style:style>
    <style:style style:name="P57" style:parent-style-name="TableContents" style:family="paragraph">
      <style:text-properties style:font-name="Courier New" fo:language="en" fo:country="US"/>
    </style:style>
    <style:style style:name="TableCell58" style:family="table-cell">
      <style:table-cell-properties fo:border-top="none" fo:border-left="0.0034in solid #999999" fo:border-bottom="0.0034in solid #999999" fo:border-right="0.0034in solid #999999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Courier New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999999" fo:border-bottom="0.0034in solid #999999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Courier New" fo:language="en" fo:country="US"/>
    </style:style>
    <style:style style:name="P63" style:parent-style-name="TableContents" style:family="paragraph">
      <style:text-properties style:font-name="Courier New" fo:language="en" fo:country="US"/>
    </style:style>
    <style:style style:name="TableCell64" style:family="table-cell">
      <style:table-cell-properties fo:border-top="none" fo:border-left="0.0034in solid #999999" fo:border-bottom="0.0034in solid #999999" fo:border-right="0.0034in solid #999999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Courier New" fo:language="en" fo:country="US"/>
    </style:style>
    <style:style style:name="P66" style:parent-style-name="TableContents" style:family="paragraph">
      <style:text-properties style:font-name="Courier New" fo:language="en" fo:country="US"/>
    </style:style>
    <style:style style:name="P67" style:parent-style-name="TableContents" style:family="paragraph">
      <style:text-properties style:font-name="Courier New" fo:language="en" fo:country="US"/>
    </style:style>
    <style:style style:name="P68" style:parent-style-name="TableContents" style:family="paragraph">
      <style:text-properties style:font-name="Courier New" fo:language="en" fo:country="US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999999" fo:border-bottom="0.0034in solid #999999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Courier New" fo:language="en" fo:country="US"/>
    </style:style>
    <style:style style:name="P72" style:parent-style-name="TableContents" style:family="paragraph">
      <style:text-properties style:font-name="Courier New" fo:language="en" fo:country="US"/>
    </style:style>
    <style:style style:name="TableCell73" style:family="table-cell">
      <style:table-cell-properties fo:border-top="none" fo:border-left="0.0034in solid #999999" fo:border-bottom="0.0034in solid #999999" fo:border-right="0.0034in solid #999999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Courier New" fo:language="en" fo:country="US"/>
    </style:style>
    <style:style style:name="P75" style:parent-style-name="TableContents" style:family="paragraph">
      <style:text-properties style:font-name="Courier New" fo:language="en" fo:country="US"/>
    </style:style>
    <style:style style:name="P76" style:parent-style-name="TableContents" style:family="paragraph">
      <style:text-properties style:font-name="Courier New" fo:language="en" fo:country="US"/>
    </style:style>
    <style:style style:name="P77" style:parent-style-name="TableContents" style:family="paragraph">
      <style:text-properties style:font-name="Courier New" fo:language="en" fo:country="US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999999" fo:border-bottom="0.0034in solid #999999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Courier New" fo:language="en" fo:country="US"/>
    </style:style>
    <style:style style:name="P81" style:parent-style-name="TableContents" style:family="paragraph">
      <style:text-properties style:font-name="Courier New" fo:language="en" fo:country="US"/>
    </style:style>
    <style:style style:name="P82" style:parent-style-name="TableContents" style:family="paragraph">
      <style:text-properties style:font-name="Courier New"/>
    </style:style>
    <style:style style:name="P83" style:parent-style-name="TableContents" style:family="paragraph">
      <style:text-properties style:font-name="Courier New"/>
    </style:style>
    <style:style style:name="TableCell84" style:family="table-cell">
      <style:table-cell-properties fo:border-top="none" fo:border-left="0.0034in solid #999999" fo:border-bottom="0.0034in solid #999999" fo:border-right="0.0034in solid #999999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Courier New"/>
    </style:style>
    <style:style style:name="TableColumn87" style:family="table-column">
      <style:table-column-properties style:column-width="3.3465in" style:use-optimal-column-width="false"/>
    </style:style>
    <style:style style:name="TableColumn88" style:family="table-column">
      <style:table-column-properties style:column-width="3.3465in" style:use-optimal-column-width="false"/>
    </style:style>
    <style:style style:name="Table86" style:family="table">
      <style:table-properties style:width="6.693in" fo:margin-left="-0.009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34in solid #999999" fo:border-left="0.0034in solid #999999" fo:border-bottom="0.0034in solid #999999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Courier New"/>
    </style:style>
    <style:style style:name="TableCell92" style:family="table-cell">
      <style:table-cell-properties fo:border="0.0034in solid #999999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Courier New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999999" fo:border-bottom="0.0034in solid #999999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Courier New"/>
    </style:style>
    <style:style style:name="TableCell97" style:family="table-cell">
      <style:table-cell-properties fo:border-top="none" fo:border-left="0.0034in solid #999999" fo:border-bottom="0.0034in solid #999999" fo:border-right="0.0034in solid #999999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Courier New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999999" fo:border-bottom="0.0034in solid #999999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Courier New"/>
    </style:style>
    <style:style style:name="P102" style:parent-style-name="TableContents" style:family="paragraph">
      <style:text-properties style:font-name="Courier New"/>
    </style:style>
    <style:style style:name="P103" style:parent-style-name="TableContents" style:family="paragraph">
      <style:text-properties style:font-name="Courier New"/>
    </style:style>
    <style:style style:name="P104" style:parent-style-name="TableContents" style:family="paragraph">
      <style:text-properties style:font-name="Courier New"/>
    </style:style>
    <style:style style:name="TableCell105" style:family="table-cell">
      <style:table-cell-properties fo:border-top="none" fo:border-left="0.0034in solid #999999" fo:border-bottom="0.0034in solid #999999" fo:border-right="0.0034in solid #999999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Courier New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999999" fo:border-bottom="0.0034in solid #999999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Courier New" fo:language="en" fo:country="US"/>
    </style:style>
    <style:style style:name="P110" style:parent-style-name="TableContents" style:family="paragraph">
      <style:text-properties style:font-name="Courier New" fo:language="en" fo:country="US"/>
    </style:style>
    <style:style style:name="P111" style:parent-style-name="TableContents" style:family="paragraph">
      <style:text-properties style:font-name="Courier New" fo:language="en" fo:country="US"/>
    </style:style>
    <style:style style:name="P112" style:parent-style-name="TableContents" style:family="paragraph">
      <style:text-properties style:font-name="Courier New" fo:language="en" fo:country="US"/>
    </style:style>
    <style:style style:name="TableCell113" style:family="table-cell">
      <style:table-cell-properties fo:border-top="none" fo:border-left="0.0034in solid #999999" fo:border-bottom="0.0034in solid #999999" fo:border-right="0.0034in solid #999999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Courier New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999999" fo:border-bottom="0.0034in solid #999999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Courier New"/>
    </style:style>
    <style:style style:name="P118" style:parent-style-name="TableContents" style:family="paragraph">
      <style:text-properties style:font-name="Courier New"/>
    </style:style>
    <style:style style:name="TableCell119" style:family="table-cell">
      <style:table-cell-properties fo:border-top="none" fo:border-left="0.0034in solid #999999" fo:border-bottom="0.0034in solid #999999" fo:border-right="0.0034in solid #999999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Courier New"/>
    </style:style>
    <style:style style:name="TableColumn122" style:family="table-column">
      <style:table-column-properties style:column-width="3.3465in" style:use-optimal-column-width="false"/>
    </style:style>
    <style:style style:name="TableColumn123" style:family="table-column">
      <style:table-column-properties style:column-width="3.3465in" style:use-optimal-column-width="false"/>
    </style:style>
    <style:style style:name="Table121" style:family="table">
      <style:table-properties style:width="6.693in" fo:margin-left="-0.009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Courier New"/>
    </style:style>
    <style:style style:name="TableCell1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Courier New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Courier New" fo:language="en" fo:country="US"/>
    </style:style>
    <style:style style:name="P132" style:parent-style-name="TableContents" style:family="paragraph">
      <style:text-properties style:font-name="Courier New" fo:language="en" fo:country="US"/>
    </style:style>
    <style:style style:name="P133" style:parent-style-name="TableContents" style:family="paragraph">
      <style:text-properties style:font-name="Courier New" fo:language="en" fo:country="US"/>
    </style:style>
    <style:style style:name="P134" style:parent-style-name="TableContents" style:family="paragraph">
      <style:text-properties style:font-name="Courier New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Courier New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Courier New" fo:language="en" fo:country="US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Courier New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Courier New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Courier New"/>
    </style:style>
  </office:automatic-styles>
  <office:body>
    <office:text text:use-soft-page-breaks="true">
      <text:p text:style-name="P1">Senderseitig (Senderclient an Server)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CLIENT</text:p>
          </table:table-cell>
          <table:table-cell table:style-name="TableCell8">
            <text:p text:style-name="P9">SERVER</text:p>
          </table:table-cell>
        </table:table-row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/>
          </table:table-cell>
        </table:table-row>
        <table:table-row table:style-name="TableRow15">
          <table:table-cell table:style-name="TableCell16">
            <text:p text:style-name="P17">REGISTER username password</text:p>
          </table:table-cell>
          <table:table-cell table:style-name="TableCell18">
            <text:p text:style-name="P19">REGISTER OK</text:p>
          </table:table-cell>
        </table:table-row>
        <table:table-row table:style-name="TableRow20">
          <table:table-cell table:style-name="TableCell21">
            <text:p text:style-name="P22"/>
          </table:table-cell>
          <table:table-cell table:style-name="TableCell23">
            <text:p text:style-name="P24">USER ERR</text:p>
          </table:table-cell>
        </table:table-row>
        <table:table-row table:style-name="TableRow25">
          <table:table-cell table:style-name="TableCell26">
            <text:p text:style-name="TableContents"/>
          </table:table-cell>
          <table:table-cell table:style-name="TableCell27">
            <text:p text:style-name="P28">PASS<text:s/>ERR</text:p>
          </table:table-cell>
        </table:table-row>
        <table:table-row table:style-name="TableRow29">
          <table:table-cell table:style-name="TableCell30">
            <text:p text:style-name="P31">USER username</text:p>
          </table:table-cell>
          <table:table-cell table:style-name="TableCell32">
            <text:p text:style-name="P33">USER OK/ USER ERR</text:p>
          </table:table-cell>
        </table:table-row>
        <table:table-row table:style-name="TableRow34">
          <table:table-cell table:style-name="TableCell35">
            <text:p text:style-name="P36">PASS password</text:p>
          </table:table-cell>
          <table:table-cell table:style-name="TableCell37">
            <text:p text:style-name="P38">PASS OK\r\n</text:p>
            <text:p text:style-name="P39">SID:xxx\r\n\r\n</text:p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>PASS ERR</text:p>
          </table:table-cell>
        </table:table-row>
        <table:table-row table:style-name="TableRow45">
          <table:table-cell table:style-name="TableCell46">
            <text:p text:style-name="P47">GETLIST</text:p>
          </table:table-cell>
          <table:table-cell table:style-name="TableCell48">
            <text:p text:style-name="P49">LIST\r\n</text:p>
            <text:p text:style-name="P50">UID:xx,Name:Alice,St:ON\r\n</text:p>
            <text:p text:style-name="P51">UID:xx,Name:Bob,St:OFF\r\n</text:p>
            <text:p text:style-name="P52">\r\n</text:p>
          </table:table-cell>
        </table:table-row>
        <table:table-row table:style-name="TableRow53">
          <table:table-cell table:style-name="TableCell54">
            <text:p text:style-name="P55">MKGRP\r\n</text:p>
            <text:p text:style-name="P56">UID:xxx,xxx\r\n</text:p>
            <text:p text:style-name="P57">SID:xxx\r\n\r\n</text:p>
          </table:table-cell>
          <table:table-cell table:style-name="TableCell58">
            <text:p text:style-name="P59">MKGRP OK</text:p>
          </table:table-cell>
        </table:table-row>
        <table:table-row table:style-name="TableRow60">
          <table:table-cell table:style-name="TableCell61">
            <text:p text:style-name="P62">GETGRPS\r\n</text:p>
            <text:p text:style-name="P63">SID:xxx\r\n\r\n</text:p>
          </table:table-cell>
          <table:table-cell table:style-name="TableCell64">
            <text:p text:style-name="P65">GRPS\r\n</text:p>
            <text:p text:style-name="P66">GID:xxx\r\n</text:p>
            <text:p text:style-name="P67">GID:xxy\r\n</text:p>
            <text:p text:style-name="P68">\r\n</text:p>
          </table:table-cell>
        </table:table-row>
        <table:table-row table:style-name="TableRow69">
          <table:table-cell table:style-name="TableCell70">
            <text:p text:style-name="P71">GETGRPMBRS\r\n</text:p>
            <text:p text:style-name="P72">GID:xxx\r\n\r\n</text:p>
          </table:table-cell>
          <table:table-cell table:style-name="TableCell73">
            <text:p text:style-name="P74">MEMBERS\r\n</text:p>
            <text:p text:style-name="P75">GID:xxx\r\n</text:p>
            <text:p text:style-name="P76">UID:xxx\r\n</text:p>
            <text:p text:style-name="P77">UID:xxy\r\n\r\n</text:p>
          </table:table-cell>
        </table:table-row>
        <table:table-row table:style-name="TableRow78">
          <table:table-cell table:style-name="TableCell79">
            <text:p text:style-name="P80">SENDMSG\r\n</text:p>
            <text:p text:style-name="P81">SID:xxx\r\n</text:p>
            <text:p text:style-name="P82">GID:xxx\r\n</text:p>
            <text:p text:style-name="P83">Hallo wie geht’s?</text:p>
          </table:table-cell>
          <table:table-cell table:style-name="TableCell84">
            <text:p text:style-name="P85">MSG OK</text:p>
          </table:table-cell>
        </table:table-row>
      </table:table>
      <text:p text:style-name="Standard"/>
      <text:p text:style-name="Standard">Empfängerseitig (Server an Client-Empfänger)</text:p>
      <text:p text:style-name="Standard"/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SERVER</text:p>
          </table:table-cell>
          <table:table-cell table:style-name="TableCell92">
            <text:p text:style-name="P93">CLIENT</text:p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DLVMSG\r\n</text:p>
            <text:p text:style-name="P102">GID:xxx\r\n</text:p>
            <text:p text:style-name="P103">UID:xxx\r\n</text:p>
            <text:p text:style-name="P104">Hallo wie geht’s?</text:p>
          </table:table-cell>
          <table:table-cell table:style-name="TableCell105">
            <text:p text:style-name="P106">ACK</text:p>
          </table:table-cell>
        </table:table-row>
        <table:table-row table:style-name="TableRow107">
          <table:table-cell table:style-name="TableCell108">
            <text:p text:style-name="P109">FILERQST</text:p>
            <text:p text:style-name="P110">Fname:test.jpg</text:p>
            <text:p text:style-name="P111">Size: 40967</text:p>
            <text:p text:style-name="P112"/>
          </table:table-cell>
          <table:table-cell table:style-name="TableCell113">
            <text:p text:style-name="P114">ACCEPT/DEN</text:p>
          </table:table-cell>
        </table:table-row>
        <table:table-row table:style-name="TableRow115">
          <table:table-cell table:style-name="TableCell116">
            <text:p text:style-name="P117">SENDFILE</text:p>
            <text:p text:style-name="P118">bytes</text:p>
          </table:table-cell>
          <table:table-cell table:style-name="TableCell119">
            <text:p text:style-name="P120"/>
          </table:table-cell>
        </table:table-row>
      </table:table>
      <text:p text:style-name="Standard"/>
      <text:soft-page-break/>
      <text:p text:style-name="Standard">Systemcalls</text:p>
      <text:p text:style-name="Standard"/>
      <table:table table:style-name="Table121">
        <table:table-columns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P126">SERVER</text:p>
          </table:table-cell>
          <table:table-cell table:style-name="TableCell127">
            <text:p text:style-name="P128">CLIENT</text:p>
          </table:table-cell>
        </table:table-row>
        <table:table-row table:style-name="TableRow129">
          <table:table-cell table:style-name="TableCell130">
            <text:p text:style-name="P131">UPDATELIST\r\n</text:p>
            <text:p text:style-name="P132">UID:xx Name:Alice St:ON\r\n</text:p>
            <text:p text:style-name="P133">UID:xx Name:Bob St:OFF\r\n</text:p>
            <text:p text:style-name="P134">\r\n</text:p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>UPDATEGROUP GID:xxx\r\n</text:p>
          </table:table-cell>
          <table:table-cell table:style-name="TableCell140">
            <text:p text:style-name="P141">GETGRPMBR...</text:p>
          </table:table-cell>
        </table:table-row>
        <table:table-row table:style-name="TableRow142">
          <table:table-cell table:style-name="TableCell143">
            <text:p text:style-name="P144">PING</text:p>
          </table:table-cell>
          <table:table-cell table:style-name="TableCell145">
            <text:p text:style-name="P146">PON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Kopfzeil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xander Kosch</meta:initial-creator>
    <dc:creator>Strice</dc:creator>
    <meta:creation-date>2014-06-01T10:09:00Z</meta:creation-date>
    <dc:date>2014-06-19T08:48:00Z</dc:date>
    <meta:template xlink:href="Normal.dotm" xlink:type="simple"/>
    <meta:editing-cycles>11</meta:editing-cycles>
    <meta:editing-duration>PT0S</meta:editing-duration>
    <meta:document-statistic meta:page-count="2" meta:paragraph-count="1" meta:word-count="122" meta:character-count="892" meta:row-count="6" meta:non-whitespace-character-count="771"/>
  </office:meta>
</office:document-meta>
</file>